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0.67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106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3" style:family="table-cell" style:parent-style-name="Default">
      <style:text-properties style:font-name="DejaVu Serif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/>
    </style:style>
    <style:style style:name="ce8" style:family="table-cell" style:parent-style-name="Default">
      <style:text-properties style:font-name="DejaVu Serif"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3"/>
        <table:table-column table:style-name="co3" table:number-columns-repeated="1020" table:default-cell-style-name="ce3"/>
        <table:table-row table:style-name="ro2">
          <table:table-cell table:style-name="ce1" office:value-type="string" calcext:value-type="string">
            <text:p>Steckergruppe</text:p>
          </table:table-cell>
          <table:table-cell table:style-name="ce4" office:value-type="string" calcext:value-type="string">
            <text:p>Klemmennummer</text:p>
          </table:table-cell>
          <table:table-cell table:style-name="ce6" office:value-type="string" calcext:value-type="string">
            <text:p>Spannung</text:p>
          </table:table-cell>
          <table:table-cell table:style-name="ce8" office:value-type="string" calcext:value-type="string">
            <text:p>Kommentar</text:p>
          </table:table-cell>
          <table:table-cell table:style-name="ce8"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euerleitung 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uerleitung 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4" table:number-rows-spanned="1">
            <text:p>Abgehende Schuko-Steckdosen. Eine Steckdose hat immer eine gestockte Reihenklemme (kein CEE)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Steckdose Her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Steckdose Energiewürf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Steckdose L-Tisch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Steckdose L-Tisch 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Steckdose 3D-Drucker, Folienplotter, Steuerungs-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Putzsteckdose direkt unter dem Lichtschal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I-Tisc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Laborsteckdose L-Tisc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30V L2</text:p>
          </table:table-cell>
          <table:table-cell office:value-type="string" calcext:value-type="string">
            <text:p>Laborsteckdose Reflowof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T-Shirt-Pres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21,22</text:p>
          </table:table-cell>
          <table:table-cell office:value-type="string" calcext:value-type="string">
            <text:p>Reser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2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Reserv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4" table:number-rows-spanned="1">
            <text:p>Klemmen für Not-Halt und dessen Licht sowie Reset-Taster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1 → I-Tisc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1 → L-Tisch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1 → Steuerpane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1 -&gt; Brücke über die Kontak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2 -&gt; Brücke über die Kontak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Blaues Kontrolllicht "Not-Halt ausgelöst" +, 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3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rese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4" table:number-rows-spanned="1">
            <text:p>Klemmen für Schaltpanele der einzelnen Tisch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I-Tisch 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I-Tisch aktiv"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L-Tisch 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L-Tisch aktiv"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T-Shirt-Presse a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4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T-Shirt-Presse aktiv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4" table:number-rows-spanned="1">
            <text:p>Klemmen für gemeinsames Steuerpanel neben dem Durchgang in die E-Werkstat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office:value-type="string" calcext:value-type="string">
            <text:p>X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I-Tisch aus"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5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L-Tisch aus"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5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5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T-Shirt-Presse aus"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udio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1, +, -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6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2, +, -</text:p>
          </table:table-cell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.00.0000</text:date>, <text:time style:data-style-name="N2" text:time-value="17:17:30.880502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48S</meta:editing-duration>
    <meta:editing-cycles>25</meta:editing-cycles>
    <meta:generator>LibreOffice/5.2.7.2$Linux_X86_64 LibreOffice_project/20m0$Build-2</meta:generator>
    <dc:date>2018-01-04T18:04:09.465307216</dc:date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